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 style:list-style-name="L1">
      <style:text-properties style:text-underline-style="none"/>
    </style:style>
    <style:style style:name="P5" style:family="paragraph" style:parent-style-name="Standard" style:list-style-name="L2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ellipse text:anchor-type="paragraph" draw:z-index="25" draw:style-name="gr1" draw:text-style-name="P1" svg:width="0.6016in" svg:height="0.278in" svg:x="0.1492in" svg:y="1.2854in"><text:p text:style-name="P1">ph_no</text:p></draw:ellipse><draw:ellipse text:anchor-type="paragraph" draw:z-index="24" draw:style-name="gr1" draw:text-style-name="P1" svg:width="0.7406in" svg:height="0.278in" svg:x="1.6772in" svg:y="0.1283in"><text:p text:style-name="P1">address</text:p></draw:ellipse><draw:ellipse text:anchor-type="paragraph" draw:z-index="23" draw:style-name="gr1" draw:text-style-name="P2" svg:width="0.6949in" svg:height="0.2551in" svg:x="0.7508in" svg:y="0.0819in"><text:p text:style-name="P1"><text:span text:style-name="T1">c_id</text:span></text:p></draw:ellipse><draw:ellipse text:anchor-type="paragraph" draw:z-index="22" draw:style-name="gr1" draw:text-style-name="P1" svg:width="0.7524in" svg:height="0.2669in" svg:x="-0.0244in" svg:y="0.2429in"><text:p text:style-name="P1">cname</text:p></draw:ellipse><draw:line text:anchor-type="paragraph" draw:z-index="21" draw:style-name="gr2" draw:text-style-name="P1" svg:x1="1.7228in" svg:y1="4.0413in" svg:x2="1.7228in" svg:y2="3.5752in"><text:p/></draw:line><draw:line text:anchor-type="paragraph" draw:z-index="20" draw:style-name="gr2" draw:text-style-name="P1" svg:x1="5.3921in" svg:y1="4.0291in" svg:x2="1.7228in" svg:y2="4.0409in"><text:p/></draw:line><draw:line text:anchor-type="paragraph" draw:z-index="19" draw:style-name="gr2" draw:text-style-name="P1" svg:x1="5.9362in" svg:y1="3.5894in" svg:x2="5.9591in" svg:y2="1.1791in"><text:p/></draw:line><draw:line text:anchor-type="paragraph" draw:z-index="18" draw:style-name="gr2" draw:text-style-name="P1" svg:x1="1.1217in" svg:y1="4.8945in" svg:x2="1.1217in" svg:y2="5.6126in"><text:p/></draw:line><draw:line text:anchor-type="paragraph" draw:z-index="17" draw:style-name="gr2" draw:text-style-name="P1" svg:x1="1.1098in" svg:y1="3.5752in" svg:x2="1.1217in" svg:y2="4.2118in"><text:p/></draw:line><draw:line text:anchor-type="paragraph" draw:z-index="16" draw:style-name="gr2" draw:text-style-name="P1" svg:x1="1.1327in" svg:y1="2.5563in" svg:x2="1.1327in" svg:y2="3.2972in"><text:p/></draw:line><draw:line text:anchor-type="paragraph" draw:z-index="15" draw:style-name="gr2" draw:text-style-name="P1" svg:x1="1.1445in" svg:y1="1.9429in" svg:x2="2.5453in" svg:y2="1.1791in"><text:p/></draw:line><draw:custom-shape text:anchor-type="paragraph" draw:z-index="14" draw:style-name="gr3" draw:text-style-name="P1" svg:width="1.0878in" svg:height="0.8685in" svg:x="5.3925in" svg:y="3.5898in"><text:p text:style-name="P1">Done By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13" draw:style-name="gr4" draw:text-style-name="P1" svg:width="1.2157in" svg:height="0.3012in" svg:x="0.5425in" svg:y="5.6126in"><text:p text:style-name="P1">Injured</text:p></draw:rect><draw:custom-shape text:anchor-type="paragraph" draw:z-index="12" draw:style-name="gr3" draw:text-style-name="P1" svg:width="0.8795in" svg:height="0.6831in" svg:x="0.6937in" svg:y="4.2118in"><text:p text:style-name="P1">Involv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11" draw:style-name="gr4" draw:text-style-name="P1" svg:width="1.3315in" svg:height="0.278in" svg:x="0.5075in" svg:y="3.2972in"><text:p text:style-name="P1">Accident</text:p></draw:rect><draw:custom-shape text:anchor-type="paragraph" draw:z-index="10" draw:style-name="gr3" draw:text-style-name="P1" svg:width="0.7524in" svg:height="0.6134in" svg:x="0.7626in" svg:y="1.9429in"><text:p text:style-name="P1">Do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9" draw:style-name="gr2" draw:text-style-name="P1" svg:x1="5.2992in" svg:y1="0.9827in" svg:x2="5.3685in" svg:y2="0.9827in"><text:p/></draw:line><draw:line text:anchor-type="paragraph" draw:z-index="8" draw:style-name="gr2" draw:text-style-name="P1" svg:x1="5.2992in" svg:y1="0.9827in" svg:x2="4.9063in" svg:y2="0.9827in"><text:p/></draw:line><draw:line text:anchor-type="paragraph" draw:z-index="7" draw:style-name="gr2" draw:text-style-name="P1" svg:x1="3.5055in" svg:y1="1.0055in" svg:x2="4.1421in" svg:y2="1.0055in"><text:p/></draw:line><draw:line text:anchor-type="paragraph" draw:z-index="6" draw:style-name="gr2" draw:text-style-name="P1" svg:x1="2.0354in" svg:y1="0.9937in" svg:x2="2.3945in" svg:y2="0.9937in"><text:p/></draw:line><draw:rect text:anchor-type="paragraph" draw:z-index="5" draw:style-name="gr4" draw:text-style-name="P1" svg:width="1.1925in" svg:height="0.3358in" svg:x="5.3689in" svg:y="0.8437in"><text:p text:style-name="P1">Driver</text:p></draw:rect><draw:custom-shape text:anchor-type="paragraph" draw:z-index="4" draw:style-name="gr3" draw:text-style-name="P1" svg:width="0.7642in" svg:height="0.5449in" svg:x="4.1425in" svg:y="0.7047in"><text:p text:style-name="P1">Driv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3" draw:style-name="gr4" draw:text-style-name="P1" svg:width="1.1114in" svg:height="0.3358in" svg:x="2.3945in" svg:y="0.8437in"><text:p text:style-name="P1">Car</text:p></draw:rect><draw:line text:anchor-type="paragraph" draw:z-index="2" draw:style-name="gr2" draw:text-style-name="P1" svg:x1="0.9591in" svg:y1="1.0055in" svg:x2="1.3764in" svg:y2="1.0055in"><text:p/></draw:line><draw:custom-shape text:anchor-type="paragraph" draw:z-index="1" draw:style-name="gr3" draw:text-style-name="P1" svg:width="0.6594in" svg:height="0.6142in" svg:x="1.3764in" svg:y="0.6925in"><text:p text:style-name="P1">Own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0" draw:style-name="gr4" draw:text-style-name="P1" svg:width="0.937in" svg:height="0.3476in" svg:x="0.022in" svg:y="0.8091in"><text:p text:style-name="P1">Customer</text:p></draw:rect><draw:ellipse text:anchor-type="paragraph" draw:z-index="27" draw:style-name="gr1" draw:text-style-name="P1" svg:width="0.6713in" svg:height="0.278in" svg:x="3.5866in" svg:y="0.1634in"><text:p text:style-name="P1">type</text:p></draw:ellipse><draw:ellipse text:anchor-type="paragraph" draw:z-index="30" draw:style-name="gr1" draw:text-style-name="P1" svg:width="0.6949in" svg:height="0.3016in" svg:x="6.1098in" svg:y="0.0472in"><text:p text:style-name="P1">address</text:p></draw:ellipse></text:p>
      <text:p text:style-name="Standard"><draw:ellipse text:anchor-type="paragraph" draw:z-index="26" draw:style-name="gr1" draw:text-style-name="P2" svg:width="0.7524in" svg:height="0.2898in" svg:x="2.672in" svg:y="0.0264in"><text:p text:style-name="P1"><text:span text:style-name="T1">rg no</text:span></text:p></draw:ellipse><draw:ellipse text:anchor-type="paragraph" draw:z-index="29" draw:style-name="gr1" draw:text-style-name="P1" svg:width="0.5906in" svg:height="0.2543in" svg:x="4.6165in" svg:y="0.0154in"><text:p text:style-name="P1">dname</text:p></draw:ellipse><draw:line text:anchor-type="paragraph" draw:z-index="41" draw:style-name="gr2" draw:text-style-name="P1" svg:x1="1.0402in" svg:y1="0.1425in" svg:x2="0.4618in" svg:y2="0.6146in"><text:p/></draw:line><draw:line text:anchor-type="paragraph" draw:z-index="50" draw:style-name="gr2" draw:text-style-name="P1" svg:x1="6.4343in" svg:y1="0.1543in" svg:x2="5.9134in" svg:y2="0.6496in"><text:p/></draw:line></text:p>
      <text:p text:style-name="Standard"><draw:ellipse text:anchor-type="paragraph" draw:z-index="36" draw:style-name="gr1" draw:text-style-name="P2" svg:width="1.1114in" svg:height="0.4287in" svg:x="6.6008in" svg:y="0.0756in"><text:p text:style-name="P1"><text:span text:style-name="T1">liscence_no</text:span></text:p></draw:ellipse><draw:line text:anchor-type="paragraph" draw:z-index="40" draw:style-name="gr2" draw:text-style-name="P1" svg:x1="0.3575in" svg:y1="0.1209in" svg:x2="0.4618in" svg:y2="0.4201in"><text:p/></draw:line><draw:line text:anchor-type="paragraph" draw:z-index="42" draw:style-name="gr2" draw:text-style-name="P1" svg:x1="1.978in" svg:y1="0.0173in" svg:x2="0.4618in" svg:y2="0.4201in"><text:p/></draw:line><draw:line text:anchor-type="paragraph" draw:z-index="45" draw:style-name="gr2" draw:text-style-name="P1" svg:x1="3.0193in" svg:y1="0.1217in" svg:x2="2.9382in" svg:y2="0.4551in"><text:p/></draw:line><draw:line text:anchor-type="paragraph" draw:z-index="46" draw:style-name="gr2" draw:text-style-name="P1" svg:x1="3.9102in" svg:y1="0.052in" svg:x2="2.9382in" svg:y2="0.4547in"><text:p/></draw:line><draw:line text:anchor-type="paragraph" draw:z-index="49" draw:style-name="gr2" draw:text-style-name="P1" svg:x1="4.9063in" svg:y1="0.0752in" svg:x2="5.9134in" svg:y2="0.4551in"><text:p/></draw:line></text:p>
      <text:p text:style-name="Standard"/>
      <text:p text:style-name="Standard"><draw:line text:anchor-type="paragraph" draw:z-index="51" draw:style-name="gr2" draw:text-style-name="P1" svg:x1="7.1283in" svg:y1="0.1154in" svg:x2="6.561in" svg:y2="0.2543in"><text:p/></draw:line> <text:s text:c="20"/>1 <text:s text:c="15"/>n <text:s text:c="29"/>n <text:s text:c="22"/>n <text:s text:c="54"/></text:p>
      <text:p text:style-name="Standard"><draw:ellipse text:anchor-type="paragraph" draw:z-index="38" draw:style-name="gr1" draw:text-style-name="P1" svg:width="0.8567in" svg:height="0.3362in" svg:x="6.7118in" svg:y="0.1409in"><text:p text:style-name="P1">blood_g</text:p></draw:ellipse><draw:line text:anchor-type="paragraph" draw:z-index="43" draw:style-name="gr2" draw:text-style-name="P1" svg:x1="0.45in" svg:y1="0.313in" svg:x2="0.45in" svg:y2="0.1839in"><text:p/></draw:line><draw:line text:anchor-type="paragraph" draw:z-index="52" draw:style-name="gr2" draw:text-style-name="P1" svg:x1="6.7118in" svg:y1="0.2563in" svg:x2="6.561in" svg:y2="0.0598in"><text:p/></draw:line><draw:line text:anchor-type="paragraph" draw:z-index="53" draw:style-name="gr2" draw:text-style-name="P1" svg:x1="6.7921in" svg:y1="0.8118in" svg:x2="6.561in" svg:y2="0.0598in"><text:p/></draw:line></text:p>
      <text:p text:style-name="Standard"><draw:line text:anchor-type="paragraph" draw:z-index="47" draw:style-name="gr2" draw:text-style-name="P1" svg:x1="2.5453in" svg:y1="0.3169in" svg:x2="2.7417in" svg:y2="0.0126in"><text:p/></draw:line><draw:line text:anchor-type="paragraph" draw:z-index="48" draw:style-name="gr2" draw:text-style-name="P1" svg:x1="3.8181in" svg:y1="0.2583in" svg:x2="3.2854in" svg:y2="0.0126in"><text:p/></draw:line><draw:line text:anchor-type="paragraph" draw:z-index="54" draw:style-name="gr2" draw:text-style-name="P1" svg:x1="5.3457in" svg:y1="0.2in" svg:x2="5.6811in" svg:y2="0.0126in"><text:p/></draw:line><draw:line text:anchor-type="paragraph" draw:z-index="65" draw:style-name="gr2" draw:text-style-name="P1" svg:x1="1.8508in" svg:y1="0.8579in" svg:x2="2.5453in" svg:y2="0.0126in"><text:p/></draw:line></text:p>
      <text:p text:style-name="Standard"><draw:ellipse text:anchor-type="paragraph" draw:z-index="28" draw:style-name="gr1" draw:text-style-name="P1" svg:width="0.8217in" svg:height="0.2433in" svg:x="3.4134in" svg:y="0.0638in"><text:p text:style-name="P1">made</text:p></draw:ellipse><draw:ellipse text:anchor-type="paragraph" draw:z-index="31" draw:style-name="gr1" draw:text-style-name="P1" svg:width="0.6949in" svg:height="0.2433in" svg:x="4.9866in" svg:y="0.0055in"><text:p text:style-name="P1">ph_no</text:p></draw:ellipse><draw:ellipse text:anchor-type="paragraph" draw:z-index="44" draw:style-name="gr1" draw:text-style-name="P1" svg:width="0.637in" svg:height="0.3358in" svg:x="2.1744in" svg:y="0.122in"><text:p text:style-name="P1">price</text:p></draw:ellipse> <text:s text:c="114"/>n</text:p>
      <text:p text:style-name="Standard"><draw:ellipse text:anchor-type="paragraph" draw:z-index="39" draw:style-name="gr1" draw:text-style-name="P1" svg:width="0.7988in" svg:height="0.3713in" svg:x="6.7346in" svg:y="0.148in"><text:p text:style-name="P1">dob</text:p></draw:ellipse></text:p>
      <text:p text:style-name="Standard"><draw:ellipse text:anchor-type="paragraph" draw:z-index="64" draw:style-name="gr1" draw:text-style-name="P1" svg:width="0.8335in" svg:height="0.4516in" svg:x="1.5728in" svg:y="0.1929in"><text:p text:style-name="P1">amount</text:p></draw:ellipse> <text:s text:c="30"/>n</text:p>
      <text:p text:style-name="Standard"/>
      <text:p text:style-name="Standard"/>
      <text:p text:style-name="Standard"/>
      <text:p text:style-name="Standard"><draw:ellipse text:anchor-type="paragraph" draw:z-index="35" draw:style-name="gr1" draw:text-style-name="P2" svg:width="0.8449in" svg:height="0.3358in" svg:x="-0.6492in" svg:y="0.1709in"><text:p text:style-name="P1"><text:span text:style-name="T1">report_no</text:span></text:p></draw:ellipse></text:p>
      <text:p text:style-name="Standard"><draw:ellipse text:anchor-type="paragraph" draw:z-index="32" draw:style-name="gr1" draw:text-style-name="P1" svg:width="0.7185in" svg:height="0.3594in" svg:x="0.2992in" svg:y="0.011in"><text:p text:style-name="P1">location</text:p></draw:ellipse> <text:s text:c="22"/>n</text:p>
      <text:p text:style-name="Standard"><draw:line text:anchor-type="paragraph" draw:z-index="55" draw:style-name="gr2" draw:text-style-name="P1" svg:x1="0.6354in" svg:y1="0.1756in" svg:x2="0.7047in" svg:y2="0.3803in"><text:p/></draw:line><draw:line text:anchor-type="paragraph" draw:z-index="56" draw:style-name="gr2" draw:text-style-name="P1" svg:x1="-0.2673in" svg:y1="0.1173in" svg:x2="0.5079in" svg:y2="0.4874in"><text:p/></draw:line> <text:s text:c="56"/></text:p>
      <text:p text:style-name="Standard"/>
      <text:p text:style-name="Standard"><draw:ellipse text:anchor-type="paragraph" draw:z-index="33" draw:style-name="gr1" draw:text-style-name="P1" svg:width="0.6252in" svg:height="0.3823in" svg:x="-0.452in" svg:y="0.0874in"><text:p text:style-name="P1">date</text:p></draw:ellipse><draw:line text:anchor-type="paragraph" draw:z-index="57" draw:style-name="gr2" draw:text-style-name="P1" svg:x1="0.1728in" svg:y1="0.2256in" svg:x2="0.5075in" svg:y2="0.0984in"><text:p/></draw:line><draw:line text:anchor-type="paragraph" draw:z-index="58" draw:style-name="gr2" draw:text-style-name="P1" svg:x1="0.5075in" svg:y1="0.585in" svg:x2="0.5075in" svg:y2="0.0984in"><text:p/></draw:line></text:p>
      <text:p text:style-name="Standard"><draw:line text:anchor-type="paragraph" draw:z-index="63" draw:style-name="gr2" draw:text-style-name="P1" svg:x1="-0.2098in" svg:y1="0.685in" svg:x2="0.5075in" svg:y2="0.0752in"><text:p/></draw:line></text:p>
      <text:p text:style-name="Standard"><text:s text:c="23"/>1 <text:s text:c="33"/></text:p>
      <text:p text:style-name="Standard"><draw:ellipse text:anchor-type="paragraph" draw:z-index="34" draw:style-name="gr1" draw:text-style-name="P1" svg:width="0.7177in" svg:height="0.3213in" svg:x="0.2071in" svg:y="0.002in"><text:p text:style-name="P1">type</text:p></draw:ellipse> <text:s text:c="59"/>n</text:p>
      <text:p text:style-name="Standard"><draw:ellipse text:anchor-type="paragraph" draw:z-index="62" draw:style-name="gr1" draw:text-style-name="P1" svg:width="0.7295in" svg:height="0.3941in" svg:x="-0.6154in" svg:y="0.1016in"><text:p text:style-name="P1">time</text:p></draw:ellipse></text:p>
      <text:p text:style-name="Standard"/>
      <text:p text:style-name="Standard"/>
      <text:p text:style-name="Standard"/>
      <text:p text:style-name="Standard"/>
      <text:p text:style-name="Standard"><draw:ellipse text:anchor-type="paragraph" draw:z-index="60" draw:style-name="gr1" draw:text-style-name="P2" svg:width="0.787in" svg:height="0.313in" svg:x="0.1028in" svg:y="0.1165in"><text:p text:style-name="P1"><text:span text:style-name="T1">id</text:span></text:p></draw:ellipse></text:p>
      <text:p text:style-name="Standard"><draw:line text:anchor-type="paragraph" draw:z-index="61" draw:style-name="gr2" draw:text-style-name="P1" svg:x1="0.9012in" svg:y1="0.3622in" svg:x2="0.4965in" svg:y2="0.1783in"><text:p/></draw:line></text:p>
      <text:p text:style-name="Standard"><text:s text:c="22"/>n</text:p>
      <text:p text:style-name="Standard"/>
      <text:p text:style-name="Standard"><draw:line text:anchor-type="paragraph" draw:z-index="59" draw:style-name="gr2" draw:text-style-name="P1" svg:x1="0.8547in" svg:y1="0.6024in" svg:x2="0.7854in" svg:y2="0.0571in"><text:p/></draw:line></text:p>
      <text:p text:style-name="Standard"/>
      <text:p text:style-name="Standard"/>
      <text:p text:style-name="Standard"><draw:ellipse text:anchor-type="paragraph" draw:z-index="37" draw:style-name="gr1" draw:text-style-name="P1" svg:width="0.776in" svg:height="0.3358in" svg:x="0.3457in" svg:y="0.0189in"><text:p text:style-name="P1">status</text:p></draw:ellipse></text:p>
      <text:p text:style-name="Standard"/>
      <text:p text:style-name="Standard"/>
      <text:p text:style-name="P3">Assumptions:-</text:p>
      <text:p text:style-name="P3"/>
      <text:list text:style-name="L1">
        <text:list-item>
          <text:p text:style-name="P4">liscence number of the driver is considered as the identity number of that driver for the company.</text:p>
        </text:list-item>
        <text:list-item>
          <text:p text:style-name="P4">the person injured must have to be registered to the company otherwise company don't keep track of those people if they are injured.</text:p>
        </text:list-item>
        <text:list-item>
          <text:p text:style-name="P4">the car number is given as the registration number of the car.</text:p>
          <text:p text:style-name="P4"/>
        </text:list-item>
      </text:list>
      <text:p text:style-name="Standard"/>
      <text:p text:style-name="Standard"/>
      <text:p text:style-name="Standard"/>
      <text:p text:style-name="Standard"/>
      <text:p text:style-name="Standard">RELATIONAL SCHEMA FOR CAR insurance COMPANY and their Functional Dependencies :</text:p>
      <text:p text:style-name="Standard"/>
      <text:p text:style-name="Standard">drives(<text:span text:style-name="T1">rg_no,linence_no</text:span>)</text:p>
      <text:p text:style-name="Standard"/>
      <text:p text:style-name="Standard">does( <text:span text:style-name="T1">rg_no, report_no</text:span>)</text:p>
      <text:p text:style-name="Standard"/>
      <text:p text:style-name="Standard">doneby( <text:span text:style-name="T1">report_no, liscence_no</text:span>)</text:p>
      <text:p text:style-name="Standard"/>
      <text:p text:style-name="Standard">customer(<text:span text:style-name="T1">cid</text:span>, <text:span text:style-name="T2">cname</text:span>, address, ph_no)</text:p>
      <text:p text:style-name="Standard"/>
      <text:p text:style-name="Standard">cid-----------&gt; cname</text:p>
      <text:p text:style-name="Standard">cid------------&gt; address</text:p>
      <text:p text:style-name="Standard">cid------------&gt; ph_no</text:p>
      <text:p text:style-name="P3"/>
      <text:p text:style-name="P3">this table is in 1NF because there are no multivalued attribute.</text:p>
      <text:p text:style-name="P3">table is in 2NF because all the non key attributes are fully functionally dependend on the primary key.</text:p>
      <text:p text:style-name="P3">this table is in the 3NF because there are no transitive dependency.</text:p>
      <text:p text:style-name="P3"/>
      <text:p text:style-name="Standard">cars(<text:span text:style-name="T1">rg_no,</text:span><text:span text:style-name="T2"> type, price, amount, made,cid)</text:span></text:p>
      <text:p text:style-name="P3"/>
      <text:p text:style-name="Standard">rg_no----------&gt; price</text:p>
      <text:p text:style-name="Standard">rg_no----------&gt; type</text:p>
      <text:p text:style-name="Standard">rg_no----------&gt; made</text:p>
      <text:p text:style-name="Standard">rg_no----------&gt;amount</text:p>
      <text:p text:style-name="P3"/>
      <text:p text:style-name="P3">this table is in 1NF because there are no multivalued attribute.</text:p>
      <text:p text:style-name="P3">table is in 2NF because all the non key attributes are fully functionally dependend on the primary key.</text:p>
      <text:p text:style-name="P3">this table is in the 3NF because there are no transitive dependency.</text:p>
      <text:p text:style-name="P3"/>
      <text:p text:style-name="P3"/>
      <text:p text:style-name="Standard">driver(<text:span text:style-name="T1">lisence_no</text:span>, blood_g, dob, name, address, ph_no)</text:p>
      <text:p text:style-name="Standard"/>
      <text:p text:style-name="Standard">liscence_no--&gt; blood_g</text:p>
      <text:p text:style-name="Standard">liscence_no--&gt; dob</text:p>
      <text:p text:style-name="Standard">liscence_no--&gt; name</text:p>
      <text:p text:style-name="Standard">liscence_no--&gt; address</text:p>
      <text:p text:style-name="Standard">liscence_no--&gt; ph_no</text:p>
      <text:p text:style-name="Standard"/>
      <text:p text:style-name="P3">this table is in 1NF because there are no multivalued attribute.</text:p>
      <text:p text:style-name="P3">table is in 2NF because all the non key attributes are fully functionally dependend on the primary key.</text:p>
      <text:p text:style-name="P3">this table is in the 3NF because there are no transitive dependency.</text:p>
      <text:p text:style-name="Standard"/>
      <text:p text:style-name="Standard"/>
      <text:p text:style-name="Standard"/>
      <text:p text:style-name="Standard"/>
      <text:p text:style-name="Standard"/>
      <text:p text:style-name="Standard">accident(<text:span text:style-name="T1">report_no</text:span>, location, date1, type,lisence_no)</text:p>
      <text:p text:style-name="Standard"/>
      <text:p text:style-name="Standard">report_no----&gt; location</text:p>
      <text:p text:style-name="Standard">report_no----&gt; date1</text:p>
      <text:p text:style-name="Standard">report_no----&gt; type</text:p>
      <text:p text:style-name="P3"/>
      <text:p text:style-name="P3">this table is in 1NF because there are no multivalued attribute.</text:p>
      <text:p text:style-name="P3">table is in 2NF because all the non key attributes are fully functionally dependend on the primary key.</text:p>
      <text:p text:style-name="P3">this table is in the 3NF because there are no transitive dependency.</text:p>
      <text:p text:style-name="P3"/>
      <text:p text:style-name="P3">injured(<text:span text:style-name="T1">id</text:span>,status)</text:p>
      <text:p text:style-name="P3"/>
      <text:p text:style-name="P3">id--------------&gt; status</text:p>
      <text:p text:style-name="P3"/>
      <text:p text:style-name="P3">this table is in 1NF because there are no multivalued attribute.</text:p>
      <text:p text:style-name="P3">table is in 2NF because all the non key attributes are fully functionally dependend on the primary key.</text:p>
      <text:p text:style-name="P3">this table is in the 3NF because there are no transitive dependency.</text:p>
      <text:p text:style-name="P3"/>
      <text:p text:style-name="P3"/>
      <text:p text:style-name="P3"/>
      <text:p text:style-name="P3"/>
      <text:p text:style-name="P3"/>
      <text:p text:style-name="P3"/>
      <text:p text:style-name="P3">requirements:</text:p>
      <text:p text:style-name="P3"/>
      <text:list text:style-name="L2">
        <text:list-item>
          <text:p text:style-name="P5">how many accident occures in a perticular location</text:p>
        </text:list-item>
        <text:list-item>
          <text:p text:style-name="P5">the details of the customer whoose car was invloce in the accident</text:p>
        </text:list-item>
        <text:list-item>
          <text:p text:style-name="P5">details of the driver who was involve in the accident</text:p>
        </text:list-item>
        <text:list-item>
          <text:p text:style-name="P5">the type and price of the car which does the accident</text:p>
        </text:list-item>
        <text:list-item>
          <text:p text:style-name="P5">the amount insured for the car which does the accident 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9-09-03T14:20:15</meta:creation-date>
    <dc:date>2009-10-22T16:10:43</dc:date>
    <dc:language>en-US</dc:language>
    <meta:editing-cycles>29</meta:editing-cycles>
    <meta:editing-duration>PT2H47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58" meta:word-count="427" meta:character-count="2990"/>
  </office:meta>
</office:document-meta>
</file>